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3.84135056" calcext:value-type="float">
            <text:p>33,84135056</text:p>
          </table:table-cell>
          <table:table-cell office:value-type="float" office:value="1.613201754E-026" calcext:value-type="float">
            <text:p>1,61E-026</text:p>
          </table:table-cell>
          <table:table-cell office:value-type="float" office:value="3.608948469" calcext:value-type="float">
            <text:p>3,608948469</text:p>
          </table:table-cell>
          <table:table-cell table:style-name="ce2" table:formula="of:=([.E3]-[.E2])/[.E2]" office:value-type="float" office:value="0.00608261170611803" calcext:value-type="float">
            <text:p>0,00608261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02" calcext:value-type="float">
            <text:p>32602</text:p>
          </table:table-cell>
          <table:table-cell office:value-type="float" office:value="40.05939102" calcext:value-type="float">
            <text:p>40,05939102</text:p>
          </table:table-cell>
          <table:table-cell office:value-type="float" office:value="1.088060453E-020" calcext:value-type="float">
            <text:p>1,09E-020</text:p>
          </table:table-cell>
          <table:table-cell office:value-type="float" office:value="2.650598288" calcext:value-type="float">
            <text:p>2,65059828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02" calcext:value-type="float">
            <text:p>32602</text:p>
          </table:table-cell>
          <table:table-cell office:value-type="float" office:value="45.21747589" calcext:value-type="float">
            <text:p>45,21747589</text:p>
          </table:table-cell>
          <table:table-cell office:value-type="float" office:value="9.390571135E-021" calcext:value-type="float">
            <text:p>9,39E-021</text:p>
          </table:table-cell>
          <table:table-cell office:value-type="float" office:value="2.653099537" calcext:value-type="float">
            <text:p>2,653099537</text:p>
          </table:table-cell>
          <table:table-cell table:formula="of:=([.E5]-[.E4])/[.E4]" office:value-type="float" office:value="0.000943654499183701" calcext:value-type="float">
            <text:p>0,00094365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20" calcext:value-type="float">
            <text:p>32620</text:p>
          </table:table-cell>
          <table:table-cell office:value-type="float" office:value="45.51381302" calcext:value-type="float">
            <text:p>45,51381302</text:p>
          </table:table-cell>
          <table:table-cell office:value-type="float" office:value="2.226306161E-017" calcext:value-type="float">
            <text:p>2,23E-017</text:p>
          </table:table-cell>
          <table:table-cell office:value-type="float" office:value="2.183546543" calcext:value-type="float">
            <text:p>2,18354654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20" calcext:value-type="float">
            <text:p>32620</text:p>
          </table:table-cell>
          <table:table-cell office:value-type="float" office:value="55.16329193" calcext:value-type="float">
            <text:p>55,16329193</text:p>
          </table:table-cell>
          <table:table-cell office:value-type="float" office:value="2.014589117E-017" calcext:value-type="float">
            <text:p>2,01E-017</text:p>
          </table:table-cell>
          <table:table-cell office:value-type="float" office:value="2.1878016" calcext:value-type="float">
            <text:p>2,1878016</text:p>
          </table:table-cell>
          <table:table-cell table:style-name="ce3" table:formula="of:=([.E7]-[.E6])/[.E6]" office:value-type="float" office:value="0.00194869077265185" calcext:value-type="float">
            <text:p>0,00194869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650" calcext:value-type="float">
            <text:p>32650</text:p>
          </table:table-cell>
          <table:table-cell office:value-type="float" office:value="55.14635468" calcext:value-type="float">
            <text:p>55,14635468</text:p>
          </table:table-cell>
          <table:table-cell office:value-type="float" office:value="5.126118989E-017" calcext:value-type="float">
            <text:p>5,13E-017</text:p>
          </table:table-cell>
          <table:table-cell office:value-type="float" office:value="1.892703533" calcext:value-type="float">
            <text:p>1,89270353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650" calcext:value-type="float">
            <text:p>32650</text:p>
          </table:table-cell>
          <table:table-cell office:value-type="float" office:value="54.31555557" calcext:value-type="float">
            <text:p>54,31555557</text:p>
          </table:table-cell>
          <table:table-cell office:value-type="float" office:value="3.859606871E-017" calcext:value-type="float">
            <text:p>3,86E-017</text:p>
          </table:table-cell>
          <table:table-cell office:value-type="float" office:value="1.89466393" calcext:value-type="float">
            <text:p>1,89466393</text:p>
          </table:table-cell>
          <table:table-cell table:style-name="ce3" table:formula="of:=([.E9]-[.E8])/[.E8]" office:value-type="float" office:value="0.00103576548879404" calcext:value-type="float">
            <text:p>0,00103576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712" calcext:value-type="float">
            <text:p>32712</text:p>
          </table:table-cell>
          <table:table-cell office:value-type="float" office:value="54.36964798" calcext:value-type="float">
            <text:p>54,36964798</text:p>
          </table:table-cell>
          <table:table-cell office:value-type="float" office:value="0.0000000000001639555597" calcext:value-type="float">
            <text:p>1,64E-013</text:p>
          </table:table-cell>
          <table:table-cell office:value-type="float" office:value="1.685236096" calcext:value-type="float">
            <text:p>1,68523609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712" calcext:value-type="float">
            <text:p>32712</text:p>
          </table:table-cell>
          <table:table-cell office:value-type="float" office:value="54.08855438" calcext:value-type="float">
            <text:p>54,08855438</text:p>
          </table:table-cell>
          <table:table-cell office:value-type="float" office:value="0.000000000000164054046" calcext:value-type="float">
            <text:p>1,64E-013</text:p>
          </table:table-cell>
          <table:table-cell office:value-type="float" office:value="1.685857177" calcext:value-type="float">
            <text:p>1,685857177</text:p>
          </table:table-cell>
          <table:table-cell table:style-name="ce3" table:formula="of:=([.E11]-[.E10])/[.E10]" office:value-type="float" office:value="0.000368542426473045" calcext:value-type="float">
            <text:p>0,00036854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763" calcext:value-type="float">
            <text:p>32763</text:p>
          </table:table-cell>
          <table:table-cell office:value-type="float" office:value="54.12234879" calcext:value-type="float">
            <text:p>54,12234879</text:p>
          </table:table-cell>
          <table:table-cell office:value-type="float" office:value="0.0000000000002043991468" calcext:value-type="float">
            <text:p>2,04E-013</text:p>
          </table:table-cell>
          <table:table-cell office:value-type="float" office:value="1.530941963" calcext:value-type="float">
            <text:p>1,53094196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763" calcext:value-type="float">
            <text:p>32763</text:p>
          </table:table-cell>
          <table:table-cell office:value-type="float" office:value="54.03858948" calcext:value-type="float">
            <text:p>54,03858948</text:p>
          </table:table-cell>
          <table:table-cell office:value-type="float" office:value="0.0000000000001943823927" calcext:value-type="float">
            <text:p>1,94E-013</text:p>
          </table:table-cell>
          <table:table-cell office:value-type="float" office:value="1.531381607" calcext:value-type="float">
            <text:p>1,531381607</text:p>
          </table:table-cell>
          <table:table-cell table:formula="of:=([.E13]-[.E12])/[.E12]" office:value-type="float" office:value="0.000287172218559191" calcext:value-type="float">
            <text:p>0,000287172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774" calcext:value-type="float">
            <text:p>32774</text:p>
          </table:table-cell>
          <table:table-cell office:value-type="float" office:value="54.06085205" calcext:value-type="float">
            <text:p>54,06085205</text:p>
          </table:table-cell>
          <table:table-cell office:value-type="float" office:value="0.00000000006274872982" calcext:value-type="float">
            <text:p>6,27E-011</text:p>
          </table:table-cell>
          <table:table-cell office:value-type="float" office:value="1.405222893" calcext:value-type="float">
            <text:p>1,40522289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774" calcext:value-type="float">
            <text:p>32774</text:p>
          </table:table-cell>
          <table:table-cell office:value-type="float" office:value="55.13877869" calcext:value-type="float">
            <text:p>55,13877869</text:p>
          </table:table-cell>
          <table:table-cell office:value-type="float" office:value="0.00000000006268385117" calcext:value-type="float">
            <text:p>6,27E-011</text:p>
          </table:table-cell>
          <table:table-cell office:value-type="float" office:value="1.408149958" calcext:value-type="float">
            <text:p>1,408149958</text:p>
          </table:table-cell>
          <table:table-cell table:formula="of:=([.E15]-[.E14])/[.E14]" office:value-type="float" office:value="0.00208298983355673" calcext:value-type="float">
            <text:p>0,002082989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865" calcext:value-type="float">
            <text:p>32865</text:p>
          </table:table-cell>
          <table:table-cell office:value-type="float" office:value="55.14600372" calcext:value-type="float">
            <text:p>55,14600372</text:p>
          </table:table-cell>
          <table:table-cell office:value-type="float" office:value="0.000000000665413058" calcext:value-type="float">
            <text:p>6,65E-010</text:p>
          </table:table-cell>
          <table:table-cell office:value-type="float" office:value="1.30356431" calcext:value-type="float">
            <text:p>1,3035643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865" calcext:value-type="float">
            <text:p>32865</text:p>
          </table:table-cell>
          <table:table-cell office:value-type="float" office:value="55.89532089" calcext:value-type="float">
            <text:p>55,89532089</text:p>
          </table:table-cell>
          <table:table-cell office:value-type="float" office:value="0.0000000006637705385" calcext:value-type="float">
            <text:p>6,64E-010</text:p>
          </table:table-cell>
          <table:table-cell office:value-type="float" office:value="1.306297421" calcext:value-type="float">
            <text:p>1,306297421</text:p>
          </table:table-cell>
          <table:table-cell table:formula="of:=([.E17]-[.E16])/[.E16]" office:value-type="float" office:value="0.00209664454529286" calcext:value-type="float">
            <text:p>0,002096644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019" calcext:value-type="float">
            <text:p>33019</text:p>
          </table:table-cell>
          <table:table-cell office:value-type="float" office:value="55.88156509" calcext:value-type="float">
            <text:p>55,88156509</text:p>
          </table:table-cell>
          <table:table-cell office:value-type="float" office:value="0.000000005138319548" calcext:value-type="float">
            <text:p>5,14E-009</text:p>
          </table:table-cell>
          <table:table-cell office:value-type="float" office:value="1.216604948" calcext:value-type="float">
            <text:p>1,21660494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019" calcext:value-type="float">
            <text:p>33019</text:p>
          </table:table-cell>
          <table:table-cell office:value-type="float" office:value="55.99858093" calcext:value-type="float">
            <text:p>55,99858093</text:p>
          </table:table-cell>
          <table:table-cell office:value-type="float" office:value="0.00000000513023668" calcext:value-type="float">
            <text:p>5,13E-009</text:p>
          </table:table-cell>
          <table:table-cell office:value-type="float" office:value="1.217734456" calcext:value-type="float">
            <text:p>1,217734456</text:p>
          </table:table-cell>
          <table:table-cell table:style-name="ce3" table:formula="of:=([.E19]-[.E18])/[.E18]" office:value-type="float" office:value="0.000928409835794948" calcext:value-type="float">
            <text:p>0,00092840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126" calcext:value-type="float">
            <text:p>33126</text:p>
          </table:table-cell>
          <table:table-cell office:value-type="float" office:value="83.34805298" calcext:value-type="float">
            <text:p>83,34805298</text:p>
          </table:table-cell>
          <table:table-cell office:value-type="float" office:value="0.00000003051981068" calcext:value-type="float">
            <text:p>3,05E-008</text:p>
          </table:table-cell>
          <table:table-cell office:value-type="float" office:value="1.141211033" calcext:value-type="float">
            <text:p>1,14121103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126" calcext:value-type="float">
            <text:p>33126</text:p>
          </table:table-cell>
          <table:table-cell office:value-type="float" office:value="102.1562881" calcext:value-type="float">
            <text:p>102,1562881</text:p>
          </table:table-cell>
          <table:table-cell office:value-type="float" office:value="0.000000030480102" calcext:value-type="float">
            <text:p>3,05E-008</text:p>
          </table:table-cell>
          <table:table-cell office:value-type="float" office:value="1.144930959" calcext:value-type="float">
            <text:p>1,144930959</text:p>
          </table:table-cell>
          <table:table-cell table:style-name="ce3" table:formula="of:=([.E21]-[.E20])/[.E20]" office:value-type="float" office:value="0.0032596302457935" calcext:value-type="float">
            <text:p>0,003259630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182" calcext:value-type="float">
            <text:p>33182</text:p>
          </table:table-cell>
          <table:table-cell office:value-type="float" office:value="99.92913818" calcext:value-type="float">
            <text:p>99,92913818</text:p>
          </table:table-cell>
          <table:table-cell office:value-type="float" office:value="0.00000003349040156" calcext:value-type="float">
            <text:p>3,35E-008</text:p>
          </table:table-cell>
          <table:table-cell office:value-type="float" office:value="1.077187896" calcext:value-type="float">
            <text:p>1,07718789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90341115722179" calcext:value-type="float">
            <text:p>0,0019034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06:21.824892057</dc:date>
    <meta:document-statistic meta:table-count="1" meta:cell-count="121" meta:object-count="0"/>
    <meta:generator>LibreOffice/4.1.4.2$Linux_X86_64 LibreOffice_project/410m0$Build-2</meta:generator>
  </office:meta>
</office:document-meta>
</file>